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b78f"/>
    </style:style>
    <style:style style:name="P2" style:family="paragraph" style:parent-style-name="Text_20_body">
      <style:paragraph-properties fo:margin-left="0cm" fo:margin-right="0cm" fo:margin-top="0.265cm" fo:margin-bottom="0.212cm" style:contextual-spacing="false" style:line-height-at-least="0.423cm" fo:text-indent="0cm" style:auto-text-indent="false" fo:padding="0cm" fo:border="none"/>
      <style:text-properties fo:font-variant="normal" fo:text-transform="none" fo:color="#313131" style:font-name="Arial1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404040" style:font-name="Arial1" fo:font-size="9pt" fo:letter-spacing="normal" fo:font-style="normal" fo:font-weight="bold"/>
    </style:style>
    <style:style style:name="P4" style:family="paragraph" style:parent-style-name="Heading_20_1">
      <style:text-properties fo:font-variant="normal" fo:text-transform="none" fo:color="#404040" style:font-name="Arial1" fo:font-size="9pt" fo:letter-spacing="normal" fo:font-style="normal" fo:font-weight="bold" officeooo:paragraph-rsid="000fb78f"/>
    </style:style>
    <style:style style:name="T1" style:family="text">
      <style:text-properties fo:text-transform="uppercase" fo:color="#313131" fo:font-size="13.5pt" fo:font-weight="normal"/>
    </style:style>
    <style:style style:name="T2" style:family="text">
      <style:text-properties fo:text-transform="uppercase" fo:color="#313131" fo:font-size="13.5pt" fo:font-weight="normal" officeooo:rsid="00086530"/>
    </style:style>
    <style:style style:name="T3" style:family="text">
      <style:text-properties fo:text-transform="uppercase" fo:color="#313131" fo:font-size="13.5pt" fo:font-weight="normal" officeooo:rsid="00095737"/>
    </style:style>
    <style:style style:name="T4" style:family="text">
      <style:text-properties fo:text-transform="uppercase" fo:color="#313131" fo:font-size="13.5pt" fo:font-weight="normal" officeooo:rsid="000af812"/>
    </style:style>
    <style:style style:name="T5" style:family="text">
      <style:text-properties fo:text-transform="uppercase" fo:color="#313131" fo:font-size="13.5pt" fo:font-weight="normal" officeooo:rsid="000c1a68"/>
    </style:style>
    <style:style style:name="T6" style:family="text">
      <style:text-properties fo:text-transform="uppercase" fo:color="#313131" fo:font-size="13.5pt" fo:font-weight="normal" officeooo:rsid="000c9d8e"/>
    </style:style>
    <style:style style:name="T7" style:family="text">
      <style:text-properties fo:text-transform="uppercase" fo:color="#313131" fo:font-size="13.5pt" fo:font-weight="normal" officeooo:rsid="000d1ee5"/>
    </style:style>
    <style:style style:name="T8" style:family="text">
      <style:text-properties fo:text-transform="uppercase" fo:color="#313131" fo:font-size="13.5pt" fo:font-weight="normal" officeooo:rsid="000fb78f"/>
    </style:style>
    <style:style style:name="T9" style:family="text">
      <style:text-properties fo:text-transform="uppercase" fo:color="#313131" fo:font-size="13.5pt" fo:font-weight="normal" officeooo:rsid="001011b2"/>
    </style:style>
    <style:style style:name="T10" style:family="text">
      <style:text-properties fo:text-transform="uppercase" fo:color="#313131" fo:font-size="13.5pt" fo:font-weight="normal" officeooo:rsid="00110512"/>
    </style:style>
    <style:style style:name="T11" style:family="text">
      <style:text-properties fo:font-style="italic"/>
    </style:style>
    <style:style style:name="T12" style:family="text">
      <style:text-properties fo:font-variant="normal" fo:text-transform="none" fo:color="#404040" style:font-name="Arial1" fo:font-size="9pt" fo:letter-spacing="normal" fo:font-style="normal" fo:font-weight="bold" officeooo:rsid="000fb78f"/>
    </style:style>
    <style:style style:name="T13" style:family="text">
      <style:text-properties fo:color="#404040"/>
    </style:style>
    <style:style style:name="T14" style:family="text">
      <style:text-properties fo:color="#404040" fo:font-size="16.5pt" fo:font-weight="bold"/>
    </style:style>
    <style:style style:name="T15" style:family="text">
      <style:text-properties fo:color="#404040" fo:font-style="italic"/>
    </style:style>
    <style:style style:name="T16" style:family="text">
      <style:text-properties officeooo:rsid="000fb78f"/>
    </style:style>
    <style:style style:name="T17" style:family="text">
      <style:text-properties officeooo:rsid="0011051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1. </text:span><text:span text:style-name="T1">RIP CURL</text:span>Flybridge Shoes</text:h>
      <text:section text:style-name="Sect1" text:name="productDesc">
        <text:p text:style-name="P2">Flybridge Shoes by Rip Curl<text:line-break/><text:line-break/>- <text:span text:style-name="T11">Slip on</text:span><text:line-break/>- Material kanvas<text:line-break/>- Warna <text:span text:style-name="T11">navy</text:span><text:line-break/>- Detail tali depan<text:line-break/>- <text:span text:style-name="T11">Contrast stitching</text:span><text:line-break/>- <text:span text:style-name="T11">Signature logo</text:span><text:line-break/>- <text:span text:style-name="T11">Rubber sole</text:span></text:p>
        <text:p text:style-name="P2"><text:span text:style-name="T14">RP</text:span><text:span text:style-name="T15"> </text:span><text:span text:style-name="T14">479.000</text:span><text:span text:style-name="T11"> </text:span></text:p>
      </text:section>
      <text:p text:style-name="Standard"/>
      <text:h text:style-name="P3" text:outline-level="1"><text:span text:style-name="T3">2. </text:span><text:span text:style-name="T1">ADIDAS</text:span>Boat Slip-On Dlx</text:h>
      <text:section text:style-name="Sect1" text:name="Section1">
        <text:p text:style-name="P2"><text:bookmark text:name="productDesc"/>Boat Slip-On Dlx by Adidas<text:line-break/><text:line-break/>- <text:span text:style-name="T11">Boat shoes</text:span><text:line-break/>- Material: <text:span text:style-name="T11">durable canvas upper</text:span><text:line-break/>- Warna abu-abu<text:line-break/>- Kombinasi warna, merah<text:line-break/>- Detail <text:span text:style-name="T11">slip on</text:span><text:line-break/>- Aksen <text:span text:style-name="T11">stripes</text:span><text:line-break/>- <text:span text:style-name="T11">Rubber outsole</text:span><text:line-break/>- <text:span text:style-name="T11">Signature logo</text:span></text:p>
        <text:p text:style-name="P2"><text:span text:style-name="T14">RP</text:span><text:span text:style-name="T15"> </text:span><text:span text:style-name="T14">749.000</text:span><text:span text:style-name="T11"> </text:span></text:p>
      </text:section>
      <text:p text:style-name="Standard"/>
      <text:h text:style-name="P3" text:outline-level="1"><text:span text:style-name="T4">3. </text:span><text:span text:style-name="T1">MARCSTUART</text:span>Dark Brown Shoes</text:h>
      <text:section text:style-name="Sect1" text:name="Section2">
        <text:p text:style-name="P2"><text:bookmark text:name="productDesc1"/>- <text:span text:style-name="T11">Slip on shoes</text:span><text:line-break/>- Material PU <text:span text:style-name="T11">leather</text:span><text:line-break/>- Warna <text:span text:style-name="T11">dark brown</text:span><text:line-break/>- Detail <text:span text:style-name="T11">stitching</text:span><text:line-break/>- <text:span text:style-name="T11">Rubber sole</text:span></text:p>
        <text:p text:style-name="P2"><text:span text:style-name="T14">RP</text:span><text:span text:style-name="T15"> </text:span><text:span text:style-name="T14">409.000</text:span><text:span text:style-name="T11"> </text:span></text:p>
      </text:section>
      <text:p text:style-name="Standard"/>
      <text:p text:style-name="Standard"/>
      <text:p text:style-name="Standard"/>
      <text:h text:style-name="P3" text:outline-level="1"><text:soft-page-break/><text:span text:style-name="T5">4. </text:span><text:span text:style-name="T1">2401</text:span>Phillip Deck Shoes</text:h>
      <text:section text:style-name="Sect1" text:name="Section3">
        <text:p text:style-name="P2"><text:bookmark text:name="productDesc2"/>- <text:span text:style-name="T11">Slip on</text:span><text:line-break/>- Material PU <text:span text:style-name="T11">leather</text:span><text:line-break/>- Warna hitam<text:line-break/>- Detail tali depan<text:line-break/>- <text:span text:style-name="T11">Contrast stitching</text:span><text:line-break/>- <text:span text:style-name="T11">Rubber sole</text:span></text:p>
        <text:p text:style-name="P2"><text:span text:style-name="T14">RP</text:span><text:span text:style-name="T15"> </text:span><text:span text:style-name="T14">325.000</text:span><text:span text:style-name="T11"> </text:span></text:p>
      </text:section>
      <text:p text:style-name="Standard"/>
      <text:h text:style-name="P3" text:outline-level="1"><text:span text:style-name="T6">5. </text:span><text:span text:style-name="T1">NIKE</text:span>Vrona Slip On Shoes</text:h>
      <text:section text:style-name="Sect1" text:name="Section4">
        <text:p text:style-name="P2"><text:bookmark text:name="productDesc3"/>Verona Slip On Shoes by Nike <text:line-break/><text:line-break/>- <text:span text:style-name="T11">Slip on shoes</text:span><text:line-break/>- Material kanvas<text:line-break/>- Warna hitam<text:line-break/>- Detail <text:span text:style-name="T11">stretch insets</text:span> di bagian <text:span text:style-name="T11">tongue</text:span><text:line-break/>- <text:span text:style-name="T11">Molded sockliner</text:span><text:line-break/>- <text:span text:style-name="T11">Gum rubber outsole</text:span></text:p>
        <text:p text:style-name="P2"><text:span text:style-name="T14">RP</text:span><text:span text:style-name="T15"> </text:span><text:span text:style-name="T14">729.000</text:span><text:span text:style-name="T11"> </text:span></text:p>
      </text:section>
      <text:p text:style-name="Standard"/>
      <text:h text:style-name="P3" text:outline-level="1"><text:span text:style-name="T7">6. </text:span><text:span text:style-name="T1">2401</text:span>Trevor Canvas Deck Shoes</text:h>
      <text:section text:style-name="Sect1" text:name="Section5">
        <text:p text:style-name="P2"><text:bookmark text:name="productDesc4"/>Trevor Canvas Deck Shoes by 2401<text:line-break/><text:line-break/>- <text:span text:style-name="T11">Deck shoes</text:span><text:line-break/>- Bahan <text:span text:style-name="T11">suede</text:span> dan PU <text:span text:style-name="T11">leather</text:span><text:line-break/>- Warna <text:span text:style-name="T11">light brown</text:span><text:line-break/>- Tali depan<text:line-break/>- Detail <text:span text:style-name="T11">stitching</text:span><text:line-break/>- <text:span text:style-name="T11">Rubber sole</text:span></text:p>
        <text:p text:style-name="P2"><text:span text:style-name="T14">RP</text:span><text:span text:style-name="T15"> </text:span><text:span text:style-name="T14">249.000</text:span><text:span text:style-name="T11"> </text:span>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1"><text:soft-page-break/><text:span text:style-name="T8">7. 2401</text:span><text:span text:style-name="T16">Fred Slip On</text:span></text:h>
      <text:section text:style-name="Sect1" text:name="Section6">
        <text:p text:style-name="P2"><text:bookmark text:name="productDesc6"/>Fred Slip On by 2401<text:line-break/><text:line-break/>- <text:span text:style-name="T11">Slip on</text:span><text:line-break/>- <text:span text:style-name="T11">Upper material</text:span>: <text:span text:style-name="T11">canvas</text:span><text:line-break/>- Warna biru<text:line-break/>- Detail <text:span text:style-name="T11">contrast stitching</text:span><text:line-break/>- <text:span text:style-name="T11">Round toe</text:span><text:line-break/>- <text:span text:style-name="T11">Rubber outsole</text:span><text:line-break/>- <text:span text:style-name="T11">Size</text:span> dalam foto 42: 28 cm</text:p>
        <text:p text:style-name="P2"><text:span text:style-name="T14">RP</text:span><text:span text:style-name="T13"> </text:span><text:span text:style-name="T14">319.000</text:span> </text:p>
      </text:section>
      <text:p text:style-name="P1"><text:span text:style-name="T12"/></text:p>
      <text:h text:style-name="P4" text:outline-level="1"><text:span text:style-name="T9">8. </text:span><text:span text:style-name="T8">SIXPAX</text:span><text:span text:style-name="T16">Daily Shoes</text:span></text:h>
      <text:section text:style-name="Sect1" text:name="Section7">
        <text:p text:style-name="P2"><text:bookmark text:name="productDesc7"/>Daily Shoes by SIXPAX<text:line-break/><text:line-break/>- Sepatu <text:span text:style-name="T11">slip on</text:span><text:line-break/>- Material <text:span text:style-name="T11">fabric</text:span><text:line-break/>- Warna hijau<text:line-break/>- Aksen <text:span text:style-name="T11">stitching</text:span><text:line-break/>- <text:span text:style-name="T11">Rubber sole</text:span><text:line-break/>- <text:span text:style-name="T11">Size</text:span> dalam foto: 42 (26 cm)</text:p>
        <text:p text:style-name="P2"><text:span text:style-name="T14">RP</text:span><text:span text:style-name="T13"> </text:span><text:span text:style-name="T14">319.000</text:span> </text:p>
      </text:section>
      <text:p text:style-name="P1"><text:span text:style-name="T12"/></text:p>
      <text:p text:style-name="P1"><text:span text:style-name="T12"/></text:p>
      <text:h text:style-name="P4" text:outline-level="1"><text:span text:style-name="T10">9. </text:span><text:span text:style-name="T8">ADIDAS</text:span><text:span text:style-name="T16">Boat Slip-On Dlx</text:span></text:h>
      <text:section text:style-name="Sect1" text:name="Section8">
        <text:p text:style-name="P2"><text:bookmark text:name="productDesc8"/>Boat Slip-On Dlx by Adidas<text:line-break/><text:line-break/>- <text:span text:style-name="T11">Boat shoes</text:span><text:line-break/>- Material: <text:span text:style-name="T11">durable canvas upper</text:span><text:line-break/>- Warna hitam<text:line-break/>- Kombinasi warna <text:span text:style-name="T11">chalk</text:span>, putih<text:line-break/>- Detail <text:span text:style-name="T11">slip on</text:span><text:line-break/>- Aksen <text:span text:style-name="T11">stripes</text:span><text:line-break/>- <text:span text:style-name="T11">Rubber outsole</text:span><text:line-break/>- <text:span text:style-name="T11">Signature logo</text:span></text:p>
        <text:p text:style-name="P2"><text:span text:style-name="T14">RP</text:span><text:span text:style-name="T15"> </text:span><text:span text:style-name="T14">549.000</text:span><text:span text:style-name="T11"> <text:tab/></text:span></text:p>
      </text:section>
      <text:p text:style-name="P1"><text:span text:style-name="T12"/></text:p>
      <text:h text:style-name="P4" text:outline-level="1"><text:soft-page-break/><text:span text:style-name="T10">10. </text:span><text:span text:style-name="T8">SIXPAX</text:span><text:span text:style-name="T16">Daily Shoes</text:span></text:h>
      <text:section text:style-name="Sect1" text:name="Section9">
        <text:p text:style-name="P2"><text:bookmark text:name="productDesc9"/>Daily Shoes by SIXPAX<text:line-break/><text:line-break/>- Sepatu <text:span text:style-name="T11">slip on</text:span><text:line-break/>- Material <text:span text:style-name="T11">fabric</text:span><text:line-break/>- Warna <text:span text:style-name="T11">blue denim</text:span><text:line-break/>- Aksen <text:span text:style-name="T11">stitching</text:span><text:line-break/>- <text:span text:style-name="T11">Rubber sole</text:span><text:line-break/>- <text:span text:style-name="T11">Size</text:span> dalam foto: 42 (26 cm)</text:p>
        <text:p text:style-name="P2"><text:span text:style-name="T14">RP</text:span><text:span text:style-name="T13"> </text:span><text:span text:style-name="T14">319.000</text:span> </text:p>
      </text:section>
      <text:p text:style-name="P1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0:50:21.90</meta:creation-date>
    <dc:date>2013-09-04T00:57:03.95</dc:date>
    <meta:editing-duration>PT5M55S</meta:editing-duration>
    <meta:editing-cycles>12</meta:editing-cycles>
    <meta:generator>LibreOffice/4.0.2.2$Windows_x86 LibreOffice_project/4c82dcdd6efcd48b1d8bba66bfe1989deee49c3</meta:generator>
    <meta:document-statistic meta:table-count="0" meta:image-count="0" meta:object-count="0" meta:page-count="4" meta:paragraph-count="30" meta:word-count="337" meta:character-count="1779" meta:non-whitespace-character-count="1452"/>
  </office:meta>
</office:document-meta>
</file>